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ba87" officeooo:paragraph-rsid="0013ba87"/>
    </style:style>
    <style:style style:name="P2" style:family="paragraph" style:parent-style-name="Standard">
      <style:text-properties officeooo:rsid="0013ba87" officeooo:paragraph-rsid="0016a2a3"/>
    </style:style>
    <style:style style:name="P3" style:family="paragraph" style:parent-style-name="Standard">
      <style:text-properties officeooo:paragraph-rsid="00154553"/>
    </style:style>
    <style:style style:name="P4" style:family="paragraph" style:parent-style-name="Standard">
      <style:text-properties officeooo:rsid="00154553" officeooo:paragraph-rsid="00154553"/>
    </style:style>
    <style:style style:name="P5" style:family="paragraph" style:parent-style-name="Standard">
      <style:text-properties officeooo:rsid="00154553" officeooo:paragraph-rsid="0016a2a3"/>
    </style:style>
    <style:style style:name="P6" style:family="paragraph" style:parent-style-name="Standard">
      <style:text-properties fo:font-weight="bold" officeooo:rsid="00154553" officeooo:paragraph-rsid="00154553" style:font-weight-asian="bold" style:font-weight-complex="bold"/>
    </style:style>
    <style:style style:name="P7" style:family="paragraph" style:parent-style-name="Standard">
      <style:text-properties fo:font-weight="bold" officeooo:rsid="0013ba87" officeooo:paragraph-rsid="0013ba87" style:font-weight-asian="bold" style:font-weight-complex="bold"/>
    </style:style>
    <style:style style:name="P8" style:family="paragraph" style:parent-style-name="Standard">
      <style:text-properties fo:font-weight="bold" officeooo:rsid="0016a2a3" officeooo:paragraph-rsid="0016a2a3" style:font-weight-asian="bold" style:font-weight-complex="bold"/>
    </style:style>
    <style:style style:name="P9" style:family="paragraph" style:parent-style-name="Standard">
      <style:text-properties officeooo:rsid="0016a2a3" officeooo:paragraph-rsid="0016a2a3"/>
    </style:style>
    <style:style style:name="T1" style:family="text">
      <style:text-properties officeooo:rsid="0013ba87"/>
    </style:style>
    <style:style style:name="T2" style:family="text">
      <style:text-properties officeooo:rsid="00154553"/>
    </style:style>
    <style:style style:name="T3" style:family="text">
      <style:text-properties officeooo:rsid="0016a2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tem Manual:-</text:p>
      <text:p text:style-name="P1"/>
      <text:p text:style-name="P1">/***************************************************************************************************</text:p>
      <text:p text:style-name="P1">PROGRAM <text:s text:c="4"/>: let's_make_a_deal_pseudo_percentage.cpp</text:p>
      <text:p text:style-name="P1">Coder <text:s text:c="15"/>: Mosfiqur Rahman (mr986@drexel.edu)</text:p>
      <text:p text:style-name="P1">Last Modified : 1st March, 2016.</text:p>
      <text:p text:style-name="P1">***************************************************************************************************/</text:p>
      <text:p text:style-name="P1"/>
      <text:p text:style-name="P1">PROGRAM PURPOSE <text:s text:c="7"/>: This program will compute the pseudo result of the game "Let's Make a <text:tab/><text:tab/><text:tab/><text:tab/><text:tab/> Deal" for 10000 <text:s/>times. <text:s text:c="2"/>In fact, the program is made to answer <text:s/>the <text:tab/><text:tab/><text:tab/><text:tab/><text:tab/> famous question in the game, "is it to the player's advantage to switch <text:tab/><text:tab/><text:tab/><text:tab/><text:tab/> doors?" <text:s/>After running the program, it will show the total number of wins <text:tab/><text:tab/><text:tab/><text:tab/>and loses along with the overall percentage of winning in different <text:tab/><text:tab/><text:tab/><text:tab/><text:tab/>situations. It won't take any input. The user just need to run the program <text:tab/><text:tab/><text:tab/><text:tab/><text:tab/>and analyze the result to understand the answer of this question.</text:p>
      <text:p text:style-name="P1"/>
      <text:p text:style-name="P1">Includes:</text:p>
      <text:p text:style-name="P1"><text:tab/>iostream</text:p>
      <text:p text:style-name="P1"><text:tab/>ctime</text:p>
      <text:p text:style-name="P1"><text:tab/>cstdlib</text:p>
      <text:p text:style-name="P1"/>
      <text:p text:style-name="P1">Namespaces:</text:p>
      <text:p text:style-name="P1"><text:tab/>std</text:p>
      <text:p text:style-name="P1"/>
      <text:p text:style-name="P1">Functions:</text:p>
      <text:p text:style-name="P1"><text:tab/>int main()</text:p>
      <text:p text:style-name="P1"><text:tab/>void setupDoors ( <text:s/>char &amp;door1, <text:s/>char &amp;door2, <text:s/>char &amp;door3)</text:p>
      <text:p text:style-name="P1"><text:tab/>void pickDoorChoices(char door1, char door2, char door3, int <text:s/>&amp;doorPlayer, int &amp;doorMonty)</text:p>
      <text:p text:style-name="P1"><text:tab/>void chance_of_win ( char door1, char door2, char door3, int <text:s/>doorPlayer, int doorMonty)</text:p>
      <text:p text:style-name="P1"/>
      <text:p text:style-name="P1"/>
      <text:p text:style-name="P1"><text:tab/></text:p>
      <text:p text:style-name="P1"/>
      <text:p text:style-name="P7">int main() function:</text:p>
      <text:p text:style-name="P3"><text:span text:style-name="T1"><text:tab/>- Declared three character variable named door1, door2, and door3 respectively for storing</text:span></text:p>
      <text:p text:style-name="P3"><text:span text:style-name="T2"><text:s text:c="4"/><text:tab/> <text:s/>the value of the object behind the door<text:tab/></text:span></text:p>
      <text:p text:style-name="P3"><text:tab/>- <text:span text:style-name="T2">Declared two integer variables <text:s/>named doorPlayer, and doorMonty to stroe the <text:s/>position</text:span></text:p>
      <text:p text:style-name="P4"><text:s text:c="14"/>of the door they pick up</text:p>
      <text:p text:style-name="P4"><text:tab/>- Declared and initialized an integer variable seed, using the system's clock</text:p>
      <text:p text:style-name="P4"><text:tab/>- Seeded the random number generator using the system's clock</text:p>
      <text:p text:style-name="P4"><text:tab/>- Ran a for loop to compute the result produced by the function chance_of_win for 6 times</text:p>
      <text:p text:style-name="P4"><text:tab/>- Called the function chance_of_win, <text:s/>which computes <text:s/>the pseudo result of the game "Let's <text:tab/> <text:s/><text:tab/> <text:s/>Make a Deal" for 10000 <text:s/>times along with the overall percentage of winning in different <text:s text:c="6"/><text:tab/> <text:tab/> <text:s/>situations.</text:p>
      <text:p text:style-name="P4"/>
      <text:p text:style-name="P4"/>
      <text:p text:style-name="P6"><text:soft-page-break/>void setupDoors ( <text:s/>char &amp;door1, <text:s/>char &amp;door2, <text:s/>char &amp;door3)</text:p>
      <text:p text:style-name="P4"/>
      <text:p text:style-name="P5"><text:s text:c="8"/></text:p>
      <text:p text:style-name="P5"/>
      <text:p text:style-name="P5"><text:tab/>/***</text:p>
      <text:p text:style-name="P4"><text:s text:c="43"/>This function sets up the position of the Car and the two Goats <text:tab/><text:tab/><text:tab/><text:tab/> <text:s text:c="7"/><text:tab/> <text:s text:c="6"/>randomly behind the three doors.</text:p>
      <text:p text:style-name="P4"><text:s text:c="8"/>@param <text:s/>&amp;door1 <text:s/>- <text:s/>value of object behind the Door - <text:s/>1</text:p>
      <text:p text:style-name="P4"><text:s text:c="8"/>@param <text:s/>&amp;door2 <text:s/>- <text:s/>value of object behind the Door - <text:s/>2</text:p>
      <text:p text:style-name="P4"><text:s text:c="8"/>@param <text:s/>&amp;door3 <text:s/>- <text:s/>value of object behind the Door - <text:s/>3</text:p>
      <text:p text:style-name="P4"/>
      <text:p text:style-name="P4"><text:s text:c="8"/>***/</text:p>
      <text:p text:style-name="P4"/>
      <text:p text:style-name="P4">- Declared an integer variable door to store the number of the door</text:p>
      <text:p text:style-name="P4">- Initializing the variable door <text:s/>by random numbers from 1 to 3 using rand() function</text:p>
      <text:p text:style-name="P4">- <text:s/>Checked whether the value of door is equal to different values through conditional statement</text:p>
      <text:p text:style-name="P4">- Initialized the value of the variable door1, door2, and door3 according to the conditions</text:p>
      <text:p text:style-name="P4"/>
      <text:p text:style-name="P4"/>
      <text:p text:style-name="P4"/>
      <text:p text:style-name="P6"/>
      <text:p text:style-name="P6"/>
      <text:p text:style-name="P6"/>
      <text:p text:style-name="P6">void pickDoorChoices(char door1, char door2, char door3, int <text:s/>&amp;doorPlayer, int &amp;doorMonty)</text:p>
      <text:p text:style-name="P6"/>
      <text:p text:style-name="P6"/>
      <text:p text:style-name="P6"/>
      <text:p text:style-name="P4"><text:tab/>/***</text:p>
      <text:p text:style-name="P4"><text:s text:c="40"/>The following function will make the right choice randomly for the door that <text:tab/><text:tab/><text:tab/><text:tab/> <text:s text:c="4"/>will be picked by Monty according to the choice of the Player</text:p>
      <text:p text:style-name="P4"><text:s text:c="8"/>@param <text:s/>door1 <text:s/>- <text:s/>value of object behind the Door - <text:s/>1</text:p>
      <text:p text:style-name="P4"><text:s text:c="8"/>@param <text:s/>door2 <text:s/>- <text:s/>value of object behind the Door - <text:s/>2</text:p>
      <text:p text:style-name="P4"><text:s text:c="8"/>@param <text:s/>door3 <text:s/>- <text:s/>value of object behind the Door - <text:s/>3</text:p>
      <text:p text:style-name="P4"><text:s text:c="8"/>@param <text:s/>&amp;doorPlayer <text:s/>- <text:s/>the number of the door, picked by the Player</text:p>
      <text:p text:style-name="P4"><text:s text:c="8"/>@param <text:s/>&amp;doorMonty <text:s/>- <text:s/>the number of the door, picked by the Monty</text:p>
      <text:p text:style-name="P4"/>
      <text:p text:style-name="P4"><text:s text:c="8"/>***/</text:p>
      <text:p text:style-name="P4"><text:tab/></text:p>
      <text:p text:style-name="P4">- Declared and initialized the integer variable r1 <text:s/>by random numbers from 1 to 3 using rand() function</text:p>
      <text:p text:style-name="P4">- Initialized the value of <text:s/>the variable doorPlayer by r1</text:p>
      <text:p text:style-name="P4">- Ran a while loop to find the right choice randomly for the door that will be picked by Monty <text:s text:c="3"/>according to the choice of the Player</text:p>
      <text:p text:style-name="P4">- Declared and initialized the integer variable r2 <text:s/>by random numbers from 1 to 3 using rand() function</text:p>
      <text:p text:style-name="P4">- Initialized the value of <text:s/>the variable doorMonty by r2</text:p>
      <text:p text:style-name="P5">- Checked whether the value of door<text:span text:style-name="T3">Monty</text:span> is equal to different values through conditional statement</text:p>
      <text:p text:style-name="P5">- <text:span text:style-name="T3">Found the suitable value for doorMonty</text:span></text:p>
      <text:p text:style-name="P5"/>
      <text:p text:style-name="P5"/>
      <text:p text:style-name="P5"/>
      <text:p text:style-name="P8"><text:soft-page-break/>void chance_of_win ( char door1, char door2, char door3, int <text:s/>doorPlayer, int doorMonty)</text:p>
      <text:p text:style-name="P8"/>
      <text:p text:style-name="P8"/>
      <text:p text:style-name="P8"/>
      <text:p text:style-name="P2"><text:tab/><text:span text:style-name="T3">/***</text:span></text:p>
      <text:p text:style-name="P9"><text:s text:c="24"/>The following function will compute <text:s/>the pseudo result of the game</text:p>
      <text:p text:style-name="P9"><text:s text:c="24"/>"Let's Make a Deal" for 10000 <text:s/>times along with the overall percentage</text:p>
      <text:p text:style-name="P9"><text:s text:c="24"/>of winning in different situations</text:p>
      <text:p text:style-name="P9"><text:s text:c="8"/>@param <text:s/>door1 <text:s/>- <text:s/>value of object behind the Door - <text:s/>1</text:p>
      <text:p text:style-name="P9"><text:s text:c="8"/>@param <text:s/>door2 <text:s/>- <text:s/>value of object behind the Door - <text:s/>2</text:p>
      <text:p text:style-name="P9"><text:s text:c="8"/>@param <text:s/>door3 <text:s/>- <text:s/>value of object behind the Door - <text:s/>3</text:p>
      <text:p text:style-name="P9"><text:s text:c="8"/>@param <text:s/>doorPlayer <text:s/>- <text:s/>the number of the door, picked by the Player</text:p>
      <text:p text:style-name="P9"><text:s text:c="8"/>@param <text:s/>doorMonty <text:s/>- <text:s/>the number of the door, picked by the Monty</text:p>
      <text:p text:style-name="P9"/>
      <text:p text:style-name="P9"><text:s text:c="8"/>***/</text:p>
      <text:p text:style-name="P9"/>
      <text:p text:style-name="P9"/>
      <text:p text:style-name="P9">- Declared and initialized the integer variable win_in_change <text:s/>with 0</text:p>
      <text:p text:style-name="P9">- Declared and initialized the integer variable lose_in_change <text:s/>with 0</text:p>
      <text:p text:style-name="P9">- Declared and initialized the integer variable changingWon_percent <text:s/>with 0</text:p>
      <text:p text:style-name="P9">- Declared and initialized the integer variable win_without_change <text:s/>with 0</text:p>
      <text:p text:style-name="P9">- Declared and initialized the integer variable lose_without_change <text:s/>with 0</text:p>
      <text:p text:style-name="P9">- Declared and initialized the integer variable stayingWon_percent <text:s/>with 0</text:p>
      <text:p text:style-name="P9">- Ran a for loop to <text:s/>compute total number of wins and loses along with the overall percentage</text:p>
      <text:p text:style-name="P9"><text:s text:c="3"/>of winning <text:s/>while the player changes his choice</text:p>
      <text:p text:style-name="P9">- Called the function setupDoors</text:p>
      <text:p text:style-name="P9">- Called the function pickDoorChoices</text:p>
      <text:p text:style-name="P9">- <text:span text:style-name="T2">Checked whether the value of door</text:span>Monty<text:span text:style-name="T2"> is equal to different values </text:span>of doorPlayer <text:span text:style-name="T2">through conditional statement</text:span>s</text:p>
      <text:p text:style-name="P9">- Initialized the value of the variable doorPlayer to door1, door2, and door3</text:p>
      <text:p text:style-name="P9">- <text:span text:style-name="T2">Checked whether the value of door</text:span>s<text:span text:style-name="T2"> is equal to </text:span>C <text:span text:style-name="T2">through conditional statement</text:span>s</text:p>
      <text:p text:style-name="P9">- Incremented the value of the variable win_in_change based on the condition</text:p>
      <text:p text:style-name="P9">- Incremented the value of the variable lose_in_change based on the condition</text:p>
      <text:p text:style-name="P9">- Showed the total number of wins when the Player changes his/her choice as output</text:p>
      <text:p text:style-name="P9">- Showed the total number of loses when the Player changes his/her choice as output</text:p>
      <text:p text:style-name="P9">- Calculated the overall percentage of <text:s/>winning when the Player changes his/her choice</text:p>
      <text:p text:style-name="P9">- Showed <text:s/>the overall percentage of <text:s/>winning when the Player changes his/her choice as output</text:p>
      <text:p text:style-name="P9">- Ran a for loop to <text:s/>compute total number of wins and loses along with the overall percentage</text:p>
      <text:p text:style-name="P9"><text:s text:c="3"/>of winning <text:s/>while the player doesn't change his choice</text:p>
      <text:p text:style-name="P9">- Incremented the value of the variable win_without_change based on the condition</text:p>
      <text:p text:style-name="P9">- Incremented the value of the variable lose_without_change based on the condition</text:p>
      <text:p text:style-name="P9">- Showed the total number of wins when the Player doesn't change his/her choice as output</text:p>
      <text:p text:style-name="P9">- Showed the total number of loses when the Player doesn't change his/her choice as output</text:p>
      <text:p text:style-name="P9">- Showed <text:s/>the overall percentage of <text:s/>winning when the Player doesn't change his/her choice as output.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21:05:43.609683938</meta:creation-date>
    <meta:generator>LibreOffice/4.2.8.2$Linux_X86_64 LibreOffice_project/420m0$Build-2</meta:generator>
    <dc:date>2016-03-01T21:53:09.999149711</dc:date>
    <meta:editing-duration>P0D</meta:editing-duration>
    <meta:editing-cycles>1</meta:editing-cycles>
    <meta:document-statistic meta:table-count="0" meta:image-count="0" meta:object-count="0" meta:page-count="3" meta:paragraph-count="94" meta:word-count="1004" meta:character-count="6626" meta:non-whitespace-character-count="5177"/>
  </office:meta>
</office:document-meta>
</file>